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 hne" svg:font-family="S hn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D9D9E3" fo:padding="0.0138in" style:shadow="none" fo:text-align="center"/>
      <style:text-properties style:font-name="S hne" fo:font-weight="bold" style:font-weight-asian="bold" style:font-weight-complex="bold" fo:font-style="italic" style:font-style-asian="italic" style:font-style-complex="italic" fo:color="#800000" style:font-size-complex="14pt"/>
    </style:style>
    <style:style style:name="P2" style:parent-style-name="Textbody" style:family="paragraph">
      <style:paragraph-properties fo:border="0.0034in solid #D9D9E3" fo:padding="0.0138in" style:shadow="none"/>
      <style:text-properties fo:font-weight="bold" style:font-weight-asian="bold" style:font-weight-complex="bold" fo:font-size="16pt" style:font-size-asian="16pt" style:font-size-complex="16pt"/>
    </style:style>
    <style:style style:name="P3" style:parent-style-name="Sansinterligne" style:family="paragraph">
      <style:text-properties fo:font-size="20pt" style:font-size-asian="20pt" style:font-size-complex="20pt" fo:language="fr" fo:country="FR" style:language-asian="fr" style:country-asian="FR" style:language-complex="ar" style:country-complex="SA"/>
    </style:style>
    <style:style style:name="P4" style:parent-style-name="Sansinterligne" style:family="paragraph">
      <style:text-properties fo:language="fr" fo:country="FR" style:language-asian="fr" style:country-asian="FR" style:language-complex="ar" style:country-complex="SA"/>
    </style:style>
    <style:style style:name="T5"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6" style:parent-style-name="Policepardéfaut" style:family="text">
      <style:text-properties fo:language="fr" fo:country="FR" style:language-asian="fr" style:country-asian="FR" style:language-complex="ar" style:country-complex="SA"/>
    </style:style>
    <style:style style:name="T7"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8" style:parent-style-name="Policepardéfaut" style:family="text">
      <style:text-properties fo:language="fr" fo:country="FR" style:language-asian="fr" style:country-asian="FR" style:language-complex="ar" style:country-complex="SA"/>
    </style:style>
    <style:style style:name="T9"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10" style:parent-style-name="Policepardéfaut" style:family="text">
      <style:text-properties fo:language="fr" fo:country="FR" style:language-asian="fr" style:country-asian="FR" style:language-complex="ar" style:country-complex="SA"/>
    </style:style>
    <style:style style:name="T11"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12" style:parent-style-name="Policepardéfaut" style:family="text">
      <style:text-properties fo:language="fr" fo:country="FR" style:language-asian="fr" style:country-asian="FR" style:language-complex="ar" style:country-complex="SA"/>
    </style:style>
    <style:style style:name="T13"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14" style:parent-style-name="Policepardéfaut" style:family="text">
      <style:text-properties fo:language="fr" fo:country="FR" style:language-asian="fr" style:country-asian="FR" style:language-complex="ar" style:country-complex="SA"/>
    </style:style>
  </office:automatic-styles>
  <office:body>
    <office:text text:use-soft-page-breaks="true">
      <text:p text:style-name="P1">"Welcome to our presentation<text:s/></text:p>
      <text:p text:style-name="P2"/>
      <text:p text:style-name="P3">E-commerce web project<text:s/></text:p>
      <text:p text:style-name="P4">Key Features:<text:s/></text:p>
      <text:p text:style-name="Sansinterligne"><text:span text:style-name="T5">1.</text:span><text:span text:style-name="T6">Product Catalog: The application offers a well-organized and extensive product catalog, showcasing a wide range of items. Each product is displayed with detailed descriptions, high-quality images, pricing information, and customer reviews, enabling customers to make informed purchasing decisions.<text:s/></text:span></text:p>
      <text:p text:style-name="Sansinterligne"><text:span text:style-name="T7">2</text:span><text:span text:style-name="T8">..User Registration and Authentication: The web application allows customers to create accounts, providing them with personalized experiences, order history tracking, and easy reordering. User authentication ensures secure transactions and protects sensitive customer information.<text:s/></text:span></text:p>
      <text:p text:style-name="Sansinterligne"><text:span text:style-name="T9">3.</text:span><text:span text:style-name="T10">Shopping Cart and Checkout: Customers can add products to their shopping carts, review the items, and proceed to a streamlined checkout process. The application supports multiple payment methods, such as credit cards, digital wallets, and PayPal, ensuring convenience and flexibility for customers.</text:span></text:p>
      <text:p text:style-name="Sansinterligne"><text:span text:style-name="T11">4.</text:span><text:span text:style-name="T12">Search and Filtering: An advanced search functionality enables users to find products quickly and efficiently. Customers can also apply filters based on various criteria like price, brand, category, or customer ratings, further refining their search results. Order Tracking and Notifications: Once an order is placed, customers can track its progress in real-time. The application sends automated notifications, including order confirmation, shipping updates, and delivery notifications, ensuring transparency and keeping customers informed. Wishlist and Favorites: Customers can create personalized wishlists or mark products as favorites, enabling them to save and revisit items of interest. This feature encourages engagement and helps customers keep track of desired products.<text:s/></text:span><text:span text:style-name="T13">5.</text:span><text:span text:style-name="T14">Customer Support: The application includes a customer support system, allowing users to contact the support team directly for inquiries, complaints, or assistance. Live chat, email, and a dedicated support ticket system enhance the overall customer experi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 hne" svg:font-family="S hn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ansinterligne" style:display-name="Sans interligne" style:family="paragraph">
      <style:paragraph-properties style:vertical-align="auto"/>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jden azaza</dc:creator>
    <meta:creation-date>2009-04-16T11:32:00Z</meta:creation-date>
    <dc:date>2023-06-15T14:11:00Z</dc:date>
    <meta:template xlink:href="Normal" xlink:type="simple"/>
    <meta:editing-cycles>7</meta:editing-cycles>
    <meta:editing-duration>PT420S</meta:editing-duration>
    <meta:user-defined meta:name="Info 1"/>
    <meta:user-defined meta:name="Info 2"/>
    <meta:user-defined meta:name="Info 3"/>
    <meta:user-defined meta:name="Info 4"/>
    <meta:document-statistic meta:page-count="1" meta:paragraph-count="3" meta:word-count="298" meta:character-count="1998" meta:row-count="14" meta:non-whitespace-character-count="1703"/>
  </office:meta>
</office:document-meta>
</file>